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4.85cm" fo:min-width="0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center" draw:textarea-vertical-align="middle" draw:auto-grow-height="true" draw:auto-grow-width="false" fo:min-height="1.15cm" fo:min-width="0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448cm" fo:min-width="1.19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142cm" fo:min-width="1.462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="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="Arrow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="solid" draw:fill-color="#b2b2b2" fo:min-height="1.111cm" fo:padding-top="0.139cm" fo:padding-bottom="0.139cm" fo:padding-left="0.264cm" fo:padding-right="0.264cm"/>
    </style:style>
    <style:style style:name="gr10" style:family="graphic" style:parent-style-name="objectwithoutfill">
      <style:graphic-properties svg:stroke-width="0.028cm" svg:stroke-color="#808080" draw:marker-start="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solid" svg:stroke-color="#000000" draw:fill="solid" draw:fill-color="#b2b2b2" fo:min-height="0.556cm"/>
    </style:style>
    <style:style style:name="gr12" style:family="graphic" style:parent-style-name="standard">
      <style:graphic-properties draw:stroke="solid" svg:stroke-color="#000000" draw:fill="solid" draw:fill-color="#b2b2b2" fo:min-height="1.45cm"/>
    </style:style>
    <style:style style:name="gr13" style:family="graphic" style:parent-style-name="objectwithoutfill">
      <style:graphic-properties svg:stroke-width="0.028cm" svg:stroke-color="#80808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solid" svg:stroke-color="#000000" draw:fill="solid" draw:fill-color="#b2b2b2" fo:min-height="1.66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solid" draw:fill-color="#b2b2b2"/>
      <style:text-properties fo:font-size="14pt" style:font-size-asian="14pt" style:font-size-complex="1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xml:id="id3" draw:id="id3" draw:layer="layout" svg:width="4.3cm" svg:height="5.1cm" svg:x="9.3cm" svg:y="5.6cm">
          <draw:text-box>
            <text:p text:style-name="P1"><text:span text:style-name="T1">Mikro-controller</text:span></text:p>
          </draw:text-box>
        </draw:frame>
        <draw:frame draw:style-name="gr2" draw:text-style-name="P2" xml:id="id2" draw:id="id2" draw:layer="layout" svg:width="4.1cm" svg:height="1.434cm" svg:x="9.4cm" svg:y="1.1cm">
          <draw:text-box>
            <text:p text:style-name="P1"><text:span text:style-name="T1">H-Brücke</text:span></text:p>
          </draw:text-box>
        </draw:frame>
        <draw:custom-shape draw:style-name="gr3" draw:text-style-name="P3" xml:id="id1" draw:id="id1" draw:layer="layout" svg:width="2.4cm" svg:height="2.4cm" svg:x="1.2cm" svg:y="0.6cm">
          <text:p text:style-name="P1">BLDC-<text:line-break/>Mo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5cm" svg:height="0.7cm" draw:transform="rotate (-3.14159265358979) translate (4.2cm 3.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5" draw:text-style-name="P3" draw:layer="layout" svg:x1="3.6cm" svg:y1="1.8cm" svg:x2="9.4cm" svg:y2="1.817cm" draw:start-shape="id1" draw:start-glue-point="1" draw:end-shape="id2" draw:end-glue-point="3" svg:d="M3600 1800h2901v17h2899" svg:viewBox="0 0 5801 18">
          <text:p/>
        </draw:connector>
        <draw:connector draw:style-name="gr6" draw:text-style-name="P1" draw:layer="layout" svg:x1="11.45cm" svg:y1="2.534cm" svg:x2="11.45cm" svg:y2="5.6cm" draw:start-shape="id2" draw:end-shape="id3" svg:d="M11450 2534v3066" svg:viewBox="0 0 1 3067">
          <text:p/>
        </draw:connector>
        <draw:connector draw:style-name="gr7" draw:text-style-name="P1" draw:layer="layout" draw:line-skew="4.899cm" svg:x1="13.5cm" svg:y1="1.817cm" svg:x2="13.6cm" svg:y2="8.15cm" draw:start-shape="id2" draw:start-glue-point="1" draw:end-shape="id3" draw:end-glue-point="1" svg:d="M13500 1817h5500v6333h-5400" svg:viewBox="0 0 5501 6334">
          <text:p/>
        </draw:connector>
        <draw:connector draw:style-name="gr6" draw:text-style-name="P1" draw:layer="layout" draw:line-skew="-1.459cm" svg:x1="3.249cm" svg:y1="2.649cm" svg:x2="9.3cm" svg:y2="8.15cm" draw:start-shape="id1" draw:start-glue-point="9" draw:end-shape="id3" draw:end-glue-point="3" svg:d="M3249 2649h1751v5501h4300" svg:viewBox="0 0 6052 5502">
          <text:p/>
        </draw:connector>
        <draw:connector draw:style-name="gr8" draw:text-style-name="P1" draw:layer="layout" svg:x1="11.45cm" svg:y1="10.7cm" svg:x2="11.45cm" svg:y2="13.766cm" draw:start-shape="id3" draw:start-glue-point="2" draw:end-shape="id4" draw:end-glue-point="0" svg:d="M11450 10700v3066" svg:viewBox="0 0 1 3067">
          <text:p/>
        </draw:connector>
        <draw:frame draw:style-name="gr2" draw:text-style-name="P2" xml:id="id4" draw:id="id4" draw:layer="layout" svg:width="4.1cm" svg:height="1.434cm" svg:x="9.4cm" svg:y="13.766cm">
          <draw:text-box>
            <text:p text:style-name="P1"><text:span text:style-name="T1">Computer</text:span></text:p>
          </draw:text-box>
        </draw:frame>
        <draw:frame draw:style-name="gr9" draw:text-style-name="P5" draw:layer="layout" svg:width="4cm" svg:height="1.389cm" svg:x="12.6cm" svg:y="11.9cm">
          <draw:text-box>
            <text:p><text:span text:style-name="T2">Bidirektionale Kommunikation</text:span></text:p>
          </draw:text-box>
        </draw:frame>
        <draw:line draw:style-name="gr10" draw:text-style-name="P3" draw:layer="layout" svg:x1="12.6cm" svg:y1="12.6cm" svg:x2="11.6cm" svg:y2="12.6cm">
          <text:p/>
        </draw:line>
        <draw:frame draw:style-name="gr11" draw:text-style-name="P5" draw:layer="layout" svg:width="3.6cm" svg:height="0.806cm" svg:x="14.7cm" svg:y="9.494cm">
          <draw:text-box>
            <text:p><text:span text:style-name="T2">Steuersignale</text:span></text:p>
          </draw:text-box>
        </draw:frame>
        <draw:line draw:style-name="gr10" draw:text-style-name="P3" draw:layer="layout" svg:x1="16.5cm" svg:y1="9.5cm" svg:x2="16.5cm" svg:y2="8.3cm">
          <text:p/>
        </draw:line>
        <draw:frame draw:style-name="gr12" draw:text-style-name="P5" draw:layer="layout" svg:width="4.2cm" svg:height="1.916cm" svg:x="13.7cm" svg:y="2.9cm">
          <draw:text-box>
            <text:p><text:span text:style-name="T2">Sensorsignale</text:span></text:p>
            <text:list text:style-name="L1">
              <text:list-item>
                <text:p><text:span text:style-name="T2">Stromstärke</text:span></text:p>
              </text:list-item>
              <text:list-item>
                <text:p><text:span text:style-name="T2">Fehler</text:span></text:p>
              </text:list-item>
            </text:list>
          </draw:text-box>
        </draw:frame>
        <draw:line draw:style-name="gr13" draw:text-style-name="P3" draw:layer="layout" svg:x1="13.7cm" svg:y1="3.9cm" svg:x2="11.9cm" svg:y2="3.9cm">
          <text:p/>
        </draw:line>
        <draw:frame draw:style-name="gr14" draw:text-style-name="P5" draw:layer="layout" svg:width="5cm" svg:height="1.916cm" svg:x="3.2cm" svg:y="9.7cm">
          <draw:text-box>
            <text:p><text:span text:style-name="T2">Sensorsignale</text:span></text:p>
            <text:list text:style-name="L1">
              <text:list-item>
                <text:p><text:span text:style-name="T2">Hall-Sensoren</text:span></text:p>
              </text:list-item>
              <text:list-item>
                <text:p><text:span text:style-name="T2">Inkrementalgeber</text:span></text:p>
              </text:list-item>
            </text:list>
          </draw:text-box>
        </draw:frame>
        <draw:line draw:style-name="gr13" draw:text-style-name="P3" draw:layer="layout" svg:x1="5.7cm" svg:y1="9.7cm" svg:x2="5.7cm" svg:y2="8.3cm">
          <text:p/>
        </draw:line>
        <draw:frame draw:style-name="gr11" draw:text-style-name="P5" draw:layer="layout" svg:width="4.3cm" svg:height="0.806cm" svg:x="5.6cm" svg:y="3.194cm">
          <draw:text-box>
            <text:p><text:span text:style-name="T2">Stromversorgung</text:span></text:p>
          </draw:text-box>
        </draw:frame>
        <draw:line draw:style-name="gr10" draw:text-style-name="P3" draw:layer="layout" svg:x1="7.7cm" svg:y1="3.2cm" svg:x2="7.7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5:15:36.003000000</meta:creation-date>
    <dc:date>2017-01-09T04:35:18.918000000</dc:date>
    <meta:editing-duration>PT15M34S</meta:editing-duration>
    <meta:editing-cycles>4</meta:editing-cycles>
    <meta:generator>LibreOffice/5.1.6.2$Windows_x86 LibreOffice_project/07ac168c60a517dba0f0d7bc7540f5afa45f0909</meta:generator>
    <meta:document-statistic meta:object-count="20"/>
  </office:meta>
</office:document-meta>
</file>